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ObjectReplacements/OleObj2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OleObj2" manifest:media-type="application/octet-stream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erif" svg:font-family="'Liberation Serif'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</style:style>
    <style:style style:name="P3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</style:style>
    <style:style style:name="P4" style:family="paragraph" style:parent-style-name="Standard" style:list-style-name="L7">
      <style:paragraph-properties fo:margin-left="-0.635cm" fo:margin-right="0cm" fo:line-height="100%" fo:text-align="start" style:justify-single-word="false" fo:text-indent="0.635cm" style:auto-text-indent="false"/>
      <style:text-properties officeooo:paragraph-rsid="00076a73"/>
    </style:style>
    <style:style style:name="P5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fo:color="#000000" loext:opacity="100%" style:font-name="Liberation Serif" fo:font-size="12pt" fo:font-weight="normal" fo:background-color="transparent" style:font-name-asian="Liberation Serif" style:font-name-complex="Liberation Serif"/>
    </style:style>
    <style:style style:name="P6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000000" loext:opacity="100%" style:font-name="Liberation Serif" fo:font-size="12pt" fo:font-weight="normal" fo:background-color="transparent" style:font-name-asian="Liberation Serif" style:font-name-complex="Liberation Serif"/>
    </style:style>
    <style:style style:name="P7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fo:color="#000000" loext:opacity="100%" style:font-name="Liberation Serif" fo:font-size="12pt" fo:font-weight="normal" fo:background-color="transparent" style:font-name-asian="Liberation Serif" style:font-name-complex="Liberation Serif"/>
    </style:style>
    <style:style style:name="P8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fo:color="#000000" loext:opacity="100%" style:font-name="Liberation Serif" fo:font-size="12pt" fo:font-weight="normal" fo:background-color="transparent" style:font-name-asian="Liberation Serif" style:font-name-complex="Liberation Serif"/>
    </style:style>
    <style:style style:name="P9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fo:color="#000000" loext:opacity="100%" style:font-name="Liberation Serif" fo:font-size="12pt" fo:font-weight="normal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2pt" fo:font-weight="normal" fo:background-color="transparent" style:font-name-asian="Liberation Serif" style:font-name-complex="Liberation Serif"/>
    </style:style>
    <style:style style:name="P11" style:family="paragraph" style:parent-style-name="Standard" style:list-style-name="L6">
      <style:paragraph-properties fo:margin-left="-0.635cm" fo:margin-right="0cm" fo:line-height="100%" fo:text-align="start" style:justify-single-word="false" fo:text-indent="0.635cm" style:auto-text-indent="false"/>
      <style:text-properties fo:color="#000000" loext:opacity="100%" style:font-name="Liberation Serif" fo:font-size="12pt" fo:font-weight="normal" fo:background-color="transparent" style:font-name-asian="Liberation Serif" style:font-name-complex="Liberation Serif"/>
    </style:style>
    <style:style style:name="P12" style:family="paragraph" style:parent-style-name="Standard" style:list-style-name="L7">
      <style:paragraph-properties fo:margin-left="-0.635cm" fo:margin-right="0cm" fo:line-height="100%" fo:text-align="start" style:justify-single-word="false" fo:text-indent="0.635cm" style:auto-text-indent="false"/>
      <style:text-properties fo:color="#000000" loext:opacity="100%" style:font-name="Liberation Serif" fo:font-size="12pt" fo:font-weight="normal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4" style:family="paragraph" style:parent-style-name="Standard" style:list-style-name="L7">
      <style:paragraph-properties fo:margin-left="-0.635cm" fo:margin-right="0cm" fo:line-height="100%" fo:text-align="start" style:justify-single-word="false" fo:text-indent="0.635cm" style:auto-text-indent="false"/>
      <style:text-properties style:text-underline-style="solid" style:text-underline-width="auto" style:text-underline-color="font-color" fo:font-weight="bold" officeooo:paragraph-rsid="00076a73" style:font-weight-asian="bold" style:font-weight-complex="bold"/>
    </style:style>
    <style:style style:name="T1" style:family="text">
      <style:text-properties fo:color="#000000" loext:opacity="100%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3" style:family="text">
      <style:text-properties fo:color="#000000" loext:opacity="100%" style:font-name="Liberation Serif" fo:font-size="12pt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fr1" style:family="graphic" style:parent-style-name="OLE">
      <style:graphic-properties style:vertical-pos="top" style:vertical-rel="baseline" draw:visible-area-left="0cm" draw:visible-area-top="0cm" draw:visible-area-width="5cm" draw:visible-area-height="5cm" draw:ole-draw-aspect="1"/>
    </style:style>
    <text:list-style style:name="L1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5">Membres del Grup:</text:p>
        </text:list-item>
        <text:list-item>
          <text:p text:style-name="P5">Carles García Mancilla</text:p>
        </text:list-item>
        <text:list-item>
          <text:p text:style-name="P2"><text:a xlink:type="simple" xlink:href="mailto:carles.garcia@enti.cat" text:style-name="Internet_20_link" text:visited-style-name="Visited_20_Internet_20_Link"><text:span text:style-name="T2">carles.garcia@enti.cat</text:span></text:a></text:p>
        </text:list-item>
      </text:list>
      <text:p text:style-name="P1"><draw:frame draw:style-name="fr1" draw:name="Objecte1" text:anchor-type="as-char" svg:width="0cm" style:rel-width="scale" svg:height="0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13"/>
      <text:p text:style-name="P13"/>
      <text:list text:style-name="L2">
        <text:list-item>
          <text:p text:style-name="P6">Aniol Morató Gil</text:p>
        </text:list-item>
        <text:list-item>
          <text:p text:style-name="P3"><text:a xlink:type="simple" xlink:href="mailto:aniol.morato@enti.cat" text:style-name="Internet_20_link" text:visited-style-name="Visited_20_Internet_20_Link"><text:span text:style-name="T2">aniol.morato@enti.cat</text:span></text:a></text:p>
        </text:list-item>
      </text:list>
      <text:p text:style-name="P1"><draw:frame draw:style-name="fr1" draw:name="Objecte2" text:anchor-type="as-char" svg:width="0cm" style:rel-width="scale" svg:height="0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13"/>
      <text:list text:style-name="L3">
        <text:list-item>
          <text:p text:style-name="P7">ID del Grup:</text:p>
        </text:list-item>
        <text:list-item>
          <text:p text:style-name="P7">M (fila 14 de l'excel)</text:p>
        </text:list-item>
      </text:list>
      <text:p text:style-name="P13"/>
      <text:list text:style-name="L4">
        <text:list-item>
          <text:p text:style-name="P8">Enllaç últim Commit:</text:p>
        </text:list-item>
        <text:list-item>
          <text:p text:style-name="P8">[insertar enllaç]</text:p>
        </text:list-item>
      </text:list>
      <text:p text:style-name="P13"/>
      <text:list text:style-name="L5">
        <text:list-item>
          <text:p text:style-name="P9">Raó mètode Exercici 2</text:p>
        </text:list-item>
        <text:list-item>
          <text:p text:style-name="P9">Hem implementat el mètode PickStudAnim perquè, a part de ser el que venia al document base de l’exercici, no requeria de la implementació d’altres nous mètodes a part de la funció que calcula el lerp per la interpolació.</text:p>
        </text:list-item>
      </text:list>
      <text:p text:style-name="P10"/>
      <text:list text:style-name="L6">
        <text:list-item>
          <text:p text:style-name="P11">Raó mètode Exercici 3</text:p>
        </text:list-item>
        <text:list-item>
          <text:p text:style-name="P11">Aquest exercici, era similar al 2, pero per a la tercera rotació hem implementat el swing i el twist amb els seus metodes corresponents, els quals son el getSwing i el getTwist</text:p>
        </text:list-item>
      </text:list>
      <text:p text:style-name="P10"/>
      <text:p text:style-name="P13"/>
      <text:list xml:id="list1835134963" text:style-name="L7">
        <text:list-header>
          <text:p text:style-name="P14"><text:span text:style-name="T3">Problemes que hem tingut</text:span></text:p>
        </text:list-header>
        <text:list-item>
          <text:p text:style-name="P4"><text:span text:style-name="T1">Una vegada les solucions no es van passar amb pulls del github.</text:span></text:p>
        </text:list-item>
        <text:list-item>
          <text:p text:style-name="P12">Per algun motiu, quan hem fet pull del que havíem fet a classe avui dia 26/10, feina que hem aconseguit arreglar tot el que necessitàvem, a l’ordinador de casa ens surt el braç mogut més cap a un costat del que estava tant a classe com des de que l’exercici 1 es va acabar la setmana anterior. Els valors són els mateixos, i no hem aconseguit trobar la causa de l’error. Encara així, els altres exercicis funcionen correctament, simplement comença des de una posició més a un costat del que hauria perquè l’exercici 1 té aquest problema.</text:p>
        </text:list-item>
        <text:list-item>
          <text:p text:style-name="P12">A l'obrir primer el projecte de Unity i despres la solució del robotController explotava l'ordinador, pero només pasava si es feia en aquest ordre, si ho feia al reves, primer la solució del robotController i després el projecte de Unity funcionava bé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Liberation Serif" svg:font-family="'Liberation Serif'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ca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6T22:26:01.271000000</dc:date>
    <meta:editing-duration>PT34S</meta:editing-duration>
    <meta:editing-cycles>1</meta:editing-cycles>
    <meta:generator>LibreOffice/7.4.1.2$Windows_X86_64 LibreOffice_project/3c58a8f3a960df8bc8fd77b461821e42c061c5f0</meta:generator>
    <meta:document-statistic meta:table-count="0" meta:image-count="0" meta:object-count="2" meta:page-count="1" meta:paragraph-count="19" meta:word-count="274" meta:character-count="1501" meta:non-whitespace-character-count="1260"/>
  </office:meta>
</office:document-meta>
</file>